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9AB1FA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3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draw:marker-start-width="0cm" draw:marker-end-width="0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3465a4" draw:marker-start-width="0cm" draw:marker-end="" draw:marker-end-width="0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1cm" svg:stroke-color="#3465a4" draw:marker-start-width="0.356cm" draw:marker-end="" draw:marker-end-width="0.457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.30000019073486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style:font-name="Linux Libertine Mono O" fo:font-size="9pt" style:font-size-asian="9pt" style:font-size-complex="9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nux Libertine Mono 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848cm" svg:height="1.799cm" svg:x="5.058cm" svg:y="1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849cm" svg:height="1.799cm" svg:x="5.321cm" svg:y="1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49cm" svg:height="1.799cm" svg:x="5.92cm" svg:y="2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03cm" svg:height="0.844cm" svg:x="8.941cm" svg:y="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05cm" svg:height="0.841cm" svg:x="9.27cm" svg:y="2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04cm" svg:height="0.841cm" svg:x="9.93cm" svg:y="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3.518cm" svg:height="2.503cm" svg:x="1.092cm" svg:y="1.47cm">
          <draw:image xlink:href="Pictures/1000020100000320000002589AB1FA1B.png" xlink:type="simple" xlink:show="embed" xlink:actuate="onLoad">
            <text:p/>
          </draw:image>
        </draw:frame>
        <draw:custom-shape draw:style-name="gr5" draw:text-style-name="P1" draw:layer="layout" svg:width="0.804cm" svg:height="0.454cm" svg:x="2.899cm" svg:y="2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.704cm" svg:y1="2.19cm" svg:x2="6.725cm" svg:y2="2.643cm">
          <text:p/>
        </draw:line>
        <draw:custom-shape draw:style-name="gr5" draw:text-style-name="P1" draw:layer="layout" svg:width="0.605cm" svg:height="0.341cm" svg:x="6.609cm" svg:y="2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3.301cm" svg:y1="2.641cm" svg:x2="6.725cm" svg:y2="2.98cm">
          <text:p/>
        </draw:line>
        <draw:custom-shape draw:style-name="gr5" draw:text-style-name="P1" draw:layer="layout" svg:width="0.805cm" svg:height="0.454cm" svg:x="7.497cm" svg:y="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396cm" svg:height="0.257cm" svg:x="10.114cm" svg:y="3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933cm" svg:y1="3.437cm" svg:x2="10.114cm" svg:y2="3.232cm">
          <text:p/>
        </draw:line>
        <draw:line draw:style-name="gr6" draw:text-style-name="P1" draw:layer="layout" svg:x1="8.135cm" svg:y1="3.89cm" svg:x2="10.149cm" svg:y2="3.489cm">
          <text:p/>
        </draw:line>
        <draw:custom-shape draw:style-name="gr1" draw:text-style-name="P1" draw:layer="layout" svg:width="2.848cm" svg:height="1.799cm" svg:x="11.64cm" svg:y="1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849cm" svg:height="1.799cm" svg:x="11.903cm" svg:y="1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49cm" svg:height="1.799cm" svg:x="12.5cm" svg:y="2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02cm" svg:height="0.844cm" svg:x="15.523cm" svg:y="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03cm" svg:height="0.841cm" svg:x="15.852cm" svg:y="2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02cm" svg:height="0.841cm" svg:x="16.512cm" svg:y="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05cm" svg:height="0.341cm" svg:x="13.191cm" svg:y="2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06cm" svg:height="0.454cm" svg:x="14.078cm" svg:y="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395cm" svg:height="0.257cm" svg:x="16.696cm" svg:y="3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6.191cm" svg:y1="1.997cm" svg:x2="17.885cm" svg:y2="1.851cm">
          <text:p/>
        </draw:line>
        <draw:line draw:style-name="gr6" draw:text-style-name="P1" draw:layer="layout" svg:x1="14.746cm" svg:y1="3.89cm" svg:x2="16.695cm" svg:y2="3.489cm">
          <text:p/>
        </draw:line>
        <draw:custom-shape draw:style-name="gr5" draw:text-style-name="P1" draw:layer="layout" svg:width="0.396cm" svg:height="0.257cm" svg:x="10.827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0.99cm" svg:y1="2.785cm" svg:x2="13.372cm" svg:y2="2.641cm">
          <text:p/>
        </draw:line>
        <draw:line draw:style-name="gr6" draw:text-style-name="P1" draw:layer="layout" svg:x1="11.223cm" svg:y1="3.044cm" svg:x2="13.321cm" svg:y2="2.983cm">
          <text:p/>
        </draw:line>
        <draw:custom-shape draw:style-name="gr8" draw:text-style-name="P1" draw:layer="layout" svg:width="0.697cm" svg:height="0.39cm" svg:x="17.52cm" svg:y="1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7.679cm" svg:y="1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89cm" svg:x="17.839cm" svg:y="2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7.995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9cm" svg:x="18.154cm" svg:y="2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8.315cm" svg:y="2.2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8.471cm" svg:y="2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8cm" svg:x="18.631cm" svg:y="2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9cm" svg:x="18.789cm" svg:y="2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8.948cm" svg:y="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9.107cm" svg:y="2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9cm" svg:height="0.388cm" svg:x="19.263cm" svg:y="2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9.424cm" svg:y="2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696cm" svg:height="0.389cm" svg:x="19.583cm" svg:y="3.00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96cm" svg:height="0.39cm" svg:x="19.74cm" svg:y="3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98cm" svg:height="0.39cm" svg:x="19.899cm" svg:y="3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498cm" svg:y1="3.434cm" svg:x2="16.796cm" svg:y2="3.232cm">
          <text:p/>
        </draw:line>
        <draw:line draw:style-name="gr6" draw:text-style-name="P1" draw:layer="layout" svg:x1="17.443cm" svg:y1="3.598cm" svg:x2="20.22cm" svg:y2="3.574cm">
          <text:p/>
        </draw:line>
        <draw:custom-shape draw:style-name="gr10" draw:text-style-name="P1" draw:layer="layout" svg:width="0.698cm" svg:height="0.39cm" svg:x="20.461cm" svg:y="2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98cm" svg:height="0.39cm" svg:x="20.62cm" svg:y="2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97cm" svg:height="0.389cm" svg:x="20.778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97cm" svg:height="0.388cm" svg:x="20.937cm" svg:y="2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98cm" svg:height="0.389cm" svg:x="21.094cm" svg:y="2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96cm" svg:height="0.39cm" svg:x="21.255cm" svg:y="2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98cm" svg:height="0.39cm" svg:x="21.412cm" svg:y="2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99cm" svg:height="0.388cm" svg:x="21.57cm" svg:y="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97cm" svg:height="0.389cm" svg:x="21.73cm" svg:y="2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0.597cm" svg:y1="3.574cm" svg:x2="21.962cm" svg:y2="3.223cm">
          <text:p/>
        </draw:line>
        <draw:line draw:style-name="gr6" draw:text-style-name="P1" draw:layer="layout" svg:x1="17.885cm" svg:y1="1.848cm" svg:x2="20.558cm" svg:y2="2.121cm">
          <text:p/>
        </draw:line>
        <draw:custom-shape draw:style-name="gr12" draw:text-style-name="P3" draw:layer="layout" svg:width="1.209cm" svg:height="0.68cm" svg:x="23.101cm" svg:y="2.193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1.098cm" svg:y1="2.116cm" svg:x2="23.102cm" svg:y2="2.194cm">
          <text:p/>
        </draw:line>
        <draw:line draw:style-name="gr6" draw:text-style-name="P1" draw:layer="layout" svg:x1="22.428cm" svg:y1="3.182cm" svg:x2="23.311cm" svg:y2="2.872cm">
          <text:p/>
        </draw:line>
        <draw:frame draw:style-name="gr13" draw:text-style-name="P4" draw:layer="layout" svg:width="3.375cm" svg:height="2.842cm" svg:x="5.183cm" svg:y="4.215cm">
          <draw:text-box>
            <text:p text:style-name="P4"><text:span text:style-name="T2">Convolution</text:span></text:p>
            <text:p text:style-name="P4"><text:span text:style-name="T2"><text:s text:c="2"/></text:span><text:span text:style-name="T2">Layer 1</text:span></text:p>
          </draw:text-box>
        </draw:frame>
        <draw:frame draw:style-name="gr13" draw:text-style-name="P4" draw:layer="layout" svg:width="3.376cm" svg:height="2.842cm" svg:x="8.993cm" svg:y="4.215cm">
          <draw:text-box>
            <text:p text:style-name="P4"><text:span text:style-name="T2">Max Pooling</text:span></text:p>
            <text:p text:style-name="P4"><text:span text:style-name="T2"><text:s text:c="2"/></text:span><text:span text:style-name="T2">Layer 1</text:span></text:p>
          </draw:text-box>
        </draw:frame>
        <draw:frame draw:style-name="gr13" draw:text-style-name="P4" draw:layer="layout" svg:width="3.376cm" svg:height="2.842cm" svg:x="12.223cm" svg:y="4.215cm">
          <draw:text-box>
            <text:p text:style-name="P4"><text:span text:style-name="T2">Convolution</text:span></text:p>
            <text:p text:style-name="P4"><text:span text:style-name="T2"><text:s text:c="2"/></text:span><text:span text:style-name="T2">Layer 2</text:span></text:p>
          </draw:text-box>
        </draw:frame>
        <draw:frame draw:style-name="gr14" draw:text-style-name="P4" draw:layer="layout" svg:width="3.376cm" svg:height="2.841cm" svg:x="16.08cm" svg:y="4.217cm">
          <draw:text-box>
            <text:p text:style-name="P4"><text:span text:style-name="T2">Max Pooling</text:span></text:p>
            <text:p text:style-name="P4"><text:span text:style-name="T2"><text:s text:c="2"/></text:span><text:span text:style-name="T2">Layer 2</text:span></text:p>
          </draw:text-box>
        </draw:frame>
        <draw:frame draw:style-name="gr14" draw:text-style-name="P4" draw:layer="layout" svg:width="3.374cm" svg:height="2.841cm" svg:x="18.958cm" svg:y="4.217cm">
          <draw:text-box>
            <text:p text:style-name="P4"><text:span text:style-name="T2">Fully connected</text:span></text:p>
            <text:p text:style-name="P4"><text:span text:style-name="T2">Layer 1</text:span></text:p>
          </draw:text-box>
        </draw:frame>
        <draw:frame draw:style-name="gr14" draw:text-style-name="P4" draw:layer="layout" svg:width="3.376cm" svg:height="2.841cm" svg:x="21.516cm" svg:y="4.217cm">
          <draw:text-box>
            <text:p text:style-name="P4"><text:span text:style-name="T2">Fully connected</text:span></text:p>
            <text:p text:style-name="P4"><text:span text:style-name="T2">Layer 2</text:span></text:p>
          </draw:text-box>
        </draw:frame>
        <draw:frame draw:style-name="gr15" draw:text-style-name="P4" draw:layer="layout" svg:width="3.176cm" svg:height="1.595cm" svg:x="1.416cm" svg:y="4.215cm">
          <draw:text-box>
            <text:p text:style-name="P4"><text:span text:style-name="T2">Input Image</text:span></text:p>
          </draw:text-box>
        </draw:frame>
        <draw:frame draw:style-name="gr16" draw:text-style-name="P4" draw:layer="layout" svg:width="3.176cm" svg:height="1.07cm" svg:x="22.262cm" svg:y="1.108cm">
          <draw:text-box>
            <text:p text:style-name="P4"><text:span text:style-name="T2">Output Label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4cm" fo:text-indent="0cm"/>
      <style:text-properties fo:font-size="9.8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04cm" fo:text-indent="0cm"/>
      <style:text-properties fo:font-size="8.3999996185302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69cm" fo:text-indent="0cm"/>
      <style:text-properties fo:font-size="7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7.4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2.388cm" svg:x="1cm" svg:y="5.078cm"/>
      <draw:page-thumbnail draw:layer="backgroundobjects" svg:width="8.999cm" svg:height="2.388cm" svg:x="1cm" svg:y="13.654cm"/>
      <draw:page-thumbnail draw:layer="backgroundobjects" svg:width="8.999cm" svg:height="2.388cm" svg:x="1cm" svg:y="22.23cm"/>
      <draw:page-thumbnail draw:layer="backgroundobjects" svg:width="8.999cm" svg:height="2.388cm" svg:x="11cm" svg:y="5.078cm"/>
      <draw:page-thumbnail draw:layer="backgroundobjects" svg:width="8.999cm" svg:height="2.388cm" svg:x="11cm" svg:y="13.654cm"/>
      <draw:page-thumbnail draw:layer="backgroundobjects" svg:width="8.999cm" svg:height="2.388cm" svg:x="11cm" svg:y="22.23cm"/>
    </style:handout-master>
    <style:master-page style:name="Default" style:page-layout-name="PM1" draw:style-name="Mdp1">
      <draw:frame presentation:style-name="Default-title" draw:layer="backgroundobjects" svg:width="25.153cm" svg:height="1.238cm" svg:x="1.397cm" svg:y="0.294cm" presentation:class="title" presentation:placeholder="true">
        <draw:text-box/>
      </draw:frame>
      <draw:frame presentation:style-name="Default-outline1" draw:layer="backgroundobjects" svg:width="25.153cm" svg:height="4.3cm" svg:x="1.397cm" svg:y="1.734cm" presentation:class="outline" presentation:placeholder="true">
        <draw:text-box/>
      </draw:frame>
      <draw:frame presentation:style-name="Mpr1" draw:text-style-name="MP1" draw:layer="backgroundobjects" svg:width="6.511cm" svg:height="0.512cm" svg:x="1.397cm" svg:y="6.75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59cm" svg:height="0.512cm" svg:x="9.558cm" svg:y="6.75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11cm" svg:height="0.512cm" svg:x="20.039cm" svg:y="6.75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1:45:19.772267512</meta:creation-date>
    <dc:date>2016-10-05T13:11:13.193070087</dc:date>
    <meta:editing-duration>PT25M20S</meta:editing-duration>
    <meta:editing-cycles>3</meta:editing-cycles>
    <meta:generator>LibreOffice/4.2.8.2$Linux_X86_64 LibreOffice_project/420m0$Build-2</meta:generator>
    <meta:document-statistic meta:object-count="92"/>
  </office:meta>
</office:document-meta>
</file>